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Fine_20_Dotted" svg:stroke-width="0.106cm" svg:stroke-color="#666666" draw:marker-start-width="0.359cm" draw:marker-end-width="0.359cm" svg:stroke-opacity="50%" draw:fill="solid" draw:fill-color="#666666" draw:opacity="50%" draw:textarea-horizontal-align="justify" draw:textarea-vertical-align="middle" draw:auto-grow-height="false" fo:min-height="4.888cm" fo:min-width="2.997cm" fo:padding-top="0.178cm" fo:padding-bottom="0.178cm" fo:padding-left="0.303cm" fo:padding-right="0.303cm"/>
    </style:style>
    <style:style style:name="gr2" style:family="graphic" style:parent-style-name="standard">
      <style:graphic-properties draw:stroke="solid" draw:stroke-dash="Fine_20_Dotted" svg:stroke-width="0.106cm" svg:stroke-color="#000000" draw:marker-start-width="0.359cm" draw:marker-end-width="0.359cm" draw:fill="solid" draw:fill-color="#dddddd" draw:textarea-horizontal-align="justify" draw:textarea-vertical-align="middle" draw:auto-grow-height="false" fo:min-height="4.888cm" fo:min-width="2.997cm" fo:padding-top="0.178cm" fo:padding-bottom="0.178cm" fo:padding-left="0.303cm" fo:padding-right="0.303cm"/>
    </style:style>
    <style:style style:name="gr3" style:family="graphic" style:parent-style-name="standard">
      <style:graphic-properties draw:stroke="solid" draw:stroke-dash="Fine_20_Dotted" svg:stroke-width="0.106cm" svg:stroke-color="#000000" draw:marker-start-width="0.359cm" draw:marker-end-width="0.359cm" draw:fill-color="#ffffff" draw:textarea-horizontal-align="justify" draw:textarea-vertical-align="middle" draw:auto-grow-height="false" fo:min-height="4.888cm" fo:min-width="2.997cm" fo:padding-top="0.178cm" fo:padding-bottom="0.178cm" fo:padding-left="0.303cm" fo:padding-right="0.303cm"/>
    </style:style>
    <style:style style:name="gr4" style:family="graphic" style:parent-style-name="standard">
      <style:graphic-properties svg:stroke-color="#333333" draw:fill="solid" draw:fill-color="#333333" draw:textarea-horizontal-align="justify" draw:textarea-vertical-align="middle" draw:auto-grow-height="false" fo:min-height="0.4cm" fo:min-width="0cm"/>
    </style:style>
    <style:style style:name="gr5" style:family="graphic" style:parent-style-name="standard">
      <style:graphic-properties svg:stroke-width="0.106cm" svg:stroke-color="#b2b2b2" draw:marker-start-width="0.358cm" draw:marker-end-width="0.358cm" draw:fill="solid" draw:fill-color="#b2b2b2" draw:textarea-horizontal-align="justify" draw:textarea-vertical-align="middle" draw:auto-grow-height="false" fo:min-height="1.51cm" fo:min-width="0.824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b2b2b2" draw:marker-start-width="0.358cm" draw:marker-end-width="0.358cm" draw:fill="solid" draw:fill-color="#b2b2b2" draw:textarea-horizontal-align="justify" draw:textarea-vertical-align="middle" draw:auto-grow-height="false" fo:min-height="0.037cm" fo:min-width="1.271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b2b2b2" draw:marker-start-width="0.358cm" draw:marker-end-width="0.358cm" draw:fill="solid" draw:fill-color="#b2b2b2" draw:textarea-horizontal-align="justify" draw:textarea-vertical-align="middle" draw:auto-grow-height="false" fo:min-height="0cm" fo:min-width="0cm" fo:padding-top="0.177cm" fo:padding-bottom="0.177cm" fo:padding-left="0.302cm" fo:padding-right="0.302cm"/>
    </style:style>
    <style:style style:name="gr8" style:family="graphic" style:parent-style-name="standard">
      <style:graphic-properties svg:stroke-width="0.106cm" svg:stroke-color="#000000" draw:marker-start-width="0.358cm" draw:marker-end-width="0.358cm" draw:fill="solid" draw:fill-color="#ffffff" draw:textarea-horizontal-align="justify" draw:textarea-vertical-align="middle" draw:auto-grow-height="false" fo:min-height="1.51cm" fo:min-width="0.823cm" fo:padding-top="0.177cm" fo:padding-bottom="0.177cm" fo:padding-left="0.302cm" fo:padding-right="0.302cm"/>
    </style:style>
    <style:style style:name="gr9" style:family="graphic" style:parent-style-name="standard">
      <style:graphic-properties svg:stroke-width="0.106cm" svg:stroke-color="#000000" draw:marker-start-width="0.358cm" draw:marker-end-width="0.358cm" draw:fill="solid" draw:fill-color="#ffffff" draw:textarea-horizontal-align="justify" draw:textarea-vertical-align="middle" draw:auto-grow-height="false" fo:min-height="0.037cm" fo:min-width="1.271cm" fo:padding-top="0.177cm" fo:padding-bottom="0.177cm" fo:padding-left="0.302cm" fo:padding-right="0.302cm"/>
    </style:style>
    <style:style style:name="gr10" style:family="graphic" style:parent-style-name="standard">
      <style:graphic-properties svg:stroke-width="0.106cm" svg:stroke-color="#000000" draw:marker-start-width="0.358cm" draw:marker-end-width="0.358cm" draw:fill="solid" draw:fill-color="#ffffff" draw:textarea-horizontal-align="justify" draw:textarea-vertical-align="middle" draw:auto-grow-height="false" fo:min-height="0cm" fo:min-width="0cm" fo:padding-top="0.177cm" fo:padding-bottom="0.177cm" fo:padding-left="0.302cm" fo:padding-right="0.302cm"/>
    </style:style>
    <style:style style:name="gr11" style:family="graphic" style:parent-style-name="standard">
      <style:graphic-properties svg:stroke-color="#b2b2b2" draw:fill="solid" draw:fill-color="#b2b2b2" draw:textarea-horizontal-align="justify" draw:textarea-vertical-align="middle" draw:auto-grow-height="false" fo:min-height="0.833cm" fo:min-width="0cm"/>
    </style:style>
    <style:style style:name="gr12" style:family="graphic" style:parent-style-name="standard">
      <style:graphic-properties draw:stroke="solid" svg:stroke-width="0.106cm" svg:stroke-color="#b2b2b2" draw:marker-start-width="0.358cm" draw:marker-end-width="0.358cm" draw:fill="solid" draw:fill-color="#b2b2b2" draw:textarea-horizontal-align="justify" draw:textarea-vertical-align="middle" draw:auto-grow-height="false" fo:min-height="1.927cm" fo:min-width="1.307cm" fo:padding-top="0.177cm" fo:padding-bottom="0.177cm" fo:padding-left="0.302cm" fo:padding-right="0.302cm"/>
    </style:style>
    <style:style style:name="gr13" style:family="graphic" style:parent-style-name="standard">
      <style:graphic-properties draw:stroke="solid" svg:stroke-width="0.106cm" svg:stroke-color="#b2b2b2" draw:marker-start-width="0.358cm" draw:marker-end-width="0.358cm" draw:fill="solid" draw:fill-color="#b2b2b2" draw:textarea-horizontal-align="justify" draw:textarea-vertical-align="middle" draw:auto-grow-height="false" fo:min-height="1.136cm" fo:min-width="1.976cm" fo:padding-top="0.177cm" fo:padding-bottom="0.177cm" fo:padding-left="0.302cm" fo:padding-right="0.302cm"/>
    </style:style>
    <style:style style:name="gr14" style:family="graphic" style:parent-style-name="standard">
      <style:graphic-properties draw:stroke="solid" svg:stroke-width="0.106cm" svg:stroke-color="#000000" draw:marker-start-width="0.358cm" draw:marker-end-width="0.358cm" draw:fill="solid" draw:fill-color="#ffffff" draw:textarea-horizontal-align="justify" draw:textarea-vertical-align="middle" draw:auto-grow-height="false" fo:min-height="1.927cm" fo:min-width="1.307cm" fo:padding-top="0.177cm" fo:padding-bottom="0.177cm" fo:padding-left="0.302cm" fo:padding-right="0.302cm"/>
    </style:style>
    <style:style style:name="gr15" style:family="graphic" style:parent-style-name="standard">
      <style:graphic-properties draw:stroke="solid" svg:stroke-width="0.106cm" svg:stroke-color="#000000" draw:marker-start-width="0.358cm" draw:marker-end-width="0.358cm" draw:fill="solid" draw:fill-color="#b2b2b2" draw:textarea-horizontal-align="justify" draw:textarea-vertical-align="middle" draw:auto-grow-height="false" fo:min-height="1.136cm" fo:min-width="1.976cm" fo:padding-top="0.177cm" fo:padding-bottom="0.177cm" fo:padding-left="0.302cm" fo:padding-right="0.302cm"/>
    </style:style>
    <style:style style:name="gr16" style:family="graphic" style:parent-style-name="standard">
      <style:graphic-properties svg:stroke-color="#333333" draw:fill="solid" draw:fill-color="#333333" draw:textarea-horizontal-align="justify" draw:textarea-vertical-align="middle" draw:auto-grow-height="false" fo:min-height="0.141cm" fo:min-width="0cm"/>
    </style:style>
    <style:style style:name="gr17" style:family="graphic" style:parent-style-name="standard">
      <style:graphic-properties svg:stroke-color="#333333" draw:fill="solid" draw:fill-color="#333333" draw:textarea-horizontal-align="justify" draw:textarea-vertical-align="middle" draw:auto-grow-height="false" fo:min-height="0.139cm" fo:min-width="0cm"/>
    </style:style>
    <style:style style:name="gr18" style:family="graphic" style:parent-style-name="standard">
      <style:graphic-properties draw:stroke="solid" svg:stroke-width="0.106cm" svg:stroke-color="#b2b2b2" draw:marker-start-width="0.358cm" draw:marker-end-width="0.358cm" draw:fill="solid" draw:fill-color="#b2b2b2" draw:textarea-horizontal-align="justify" draw:textarea-vertical-align="middle" draw:auto-grow-height="false" fo:min-height="6.025cm" fo:min-width="4.74cm" fo:padding-top="0.177cm" fo:padding-bottom="0.177cm" fo:padding-left="0.302cm" fo:padding-right="0.302cm"/>
    </style:style>
    <style:style style:name="gr19" style:family="graphic" style:parent-style-name="standard">
      <style:graphic-properties draw:stroke="solid" svg:stroke-width="0.106cm" svg:stroke-color="#000000" draw:marker-start-width="0.358cm" draw:marker-end-width="0.358cm" draw:fill="solid" draw:fill-color="#ffffff" draw:textarea-horizontal-align="justify" draw:textarea-vertical-align="middle" draw:auto-grow-height="false" fo:min-height="6.025cm" fo:min-width="4.74cm" fo:padding-top="0.177cm" fo:padding-bottom="0.177cm" fo:padding-left="0.302cm" fo:padding-right="0.302cm"/>
    </style:style>
    <style:style style:name="gr20" style:family="graphic" style:parent-style-name="standard">
      <style:graphic-properties svg:stroke-color="#ffffff" draw:fill="solid" draw:fill-color="#666666" draw:textarea-horizontal-align="justify" draw:textarea-vertical-align="middle" draw:auto-grow-height="false" fo:min-height="0cm" fo:min-width="0.402cm"/>
    </style:style>
    <style:style style:name="gr21" style:family="graphic" style:parent-style-name="standard">
      <style:graphic-properties svg:stroke-color="#ffffff" draw:fill="solid" draw:fill-color="#666666" draw:textarea-horizontal-align="justify" draw:textarea-vertical-align="middle" draw:auto-grow-height="false" fo:min-height="0cm" fo:min-width="0.988cm"/>
    </style:style>
    <style:style style:name="gr22" style:family="graphic" style:parent-style-name="standard">
      <style:graphic-properties svg:stroke-color="#ff9900" draw:fill="solid" draw:fill-color="#00cc33" draw:textarea-horizontal-align="justify" draw:textarea-vertical-align="middle" draw:auto-grow-height="false" fo:min-height="0.186cm" fo:min-width="0cm"/>
    </style:style>
    <style:style style:name="gr23" style:family="graphic" style:parent-style-name="standard">
      <style:graphic-properties draw:fill="solid" draw:fill-color="#0000ff" draw:textarea-horizontal-align="justify" draw:textarea-vertical-align="middle" draw:auto-grow-height="false" fo:min-height="0.263cm" fo:min-width="0.031cm"/>
    </style:style>
    <style:style style:name="gr24" style:family="graphic" style:parent-style-name="standard">
      <style:graphic-properties svg:stroke-color="#ffff66" draw:fill="solid" draw:fill-color="#ff0000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svg:stroke-width="0.106cm" svg:stroke-color="#dddddd" draw:marker-start-width="0.359cm" draw:marker-end-width="0.359cm" draw:fill="solid" draw:fill-color="#dddddd" draw:textarea-horizontal-align="justify" draw:textarea-vertical-align="middle" draw:auto-grow-height="false" fo:min-height="0cm" fo:min-width="1.404cm" fo:padding-top="0.178cm" fo:padding-bottom="0.178cm" fo:padding-left="0.303cm" fo:padding-right="0.303cm"/>
    </style:style>
    <style:style style:name="gr26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cm" fo:min-width="1.404cm" fo:padding-top="0.178cm" fo:padding-bottom="0.178cm" fo:padding-left="0.303cm" fo:padding-right="0.303cm"/>
    </style:style>
    <style:style style:name="P1" style:family="paragraph">
      <loext:graphic-properties draw:fill="solid" draw:fill-color="#666666" draw:opacity="50%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 draw:fill-color="#333333"/>
      <style:paragraph-properties fo:text-align="center"/>
    </style:style>
    <style:style style:name="P5" style:family="paragraph">
      <loext:graphic-properties draw:fill="solid" draw:fill-color="#b2b2b2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solid" draw:fill-color="#666666"/>
      <style:paragraph-properties fo:text-align="center"/>
    </style:style>
    <style:style style:name="P8" style:family="paragraph">
      <loext:graphic-properties draw:fill="solid" draw:fill-color="#00cc33"/>
      <style:paragraph-properties fo:text-align="center"/>
    </style:style>
    <style:style style:name="P9" style:family="paragraph">
      <loext:graphic-properties draw:fill="solid" draw:fill-color="#0000ff"/>
      <style:paragraph-properties fo:text-align="center"/>
    </style:style>
    <style:style style:name="P10" style:family="paragraph">
      <loext:graphic-properties draw:fill="solid" draw:fill-color="#ff0000"/>
      <style:paragraph-properties fo:text-align="center"/>
    </style:style>
  </office:automatic-styles>
  <office:body>
    <office:drawing>
      <draw:page draw:name="page1" draw:style-name="dp1" draw:master-page-name="Standard">
        <draw:g>
          <draw:g>
            <draw:polygon draw:style-name="gr1" draw:text-style-name="P1" draw:layer="layout" svg:width="1.522cm" svg:height="2.079cm" svg:x="3.426cm" svg:y="12.32cm" svg:viewBox="0 0 1523 2080" draw:points="0,2080 0,5 970,0 1523,404 1523,2080">
              <text:p/>
            </draw:polygon>
            <draw:polygon draw:style-name="gr2" draw:text-style-name="P2" draw:layer="layout" svg:width="1.522cm" svg:height="2.079cm" svg:x="3.3cm" svg:y="12.19cm" svg:viewBox="0 0 1523 2080" draw:points="0,2080 0,5 970,0 1523,404 1523,2080">
              <text:p/>
            </draw:polygon>
          </draw:g>
          <draw:g>
            <draw:polygon draw:style-name="gr1" draw:text-style-name="P1" draw:layer="layout" svg:width="1.522cm" svg:height="2.079cm" svg:x="3.777cm" svg:y="12.84cm" svg:viewBox="0 0 1523 2080" draw:points="0,2080 0,5 970,0 1523,404 1523,2080">
              <text:p/>
            </draw:polygon>
            <draw:polygon draw:style-name="gr3" draw:text-style-name="P3" draw:layer="layout" svg:width="1.522cm" svg:height="2.079cm" svg:x="3.647cm" svg:y="12.71cm" svg:viewBox="0 0 1523 2080" draw:points="0,2080 0,5 970,0 1523,404 1523,2080">
              <text:p/>
            </draw:polygon>
          </draw:g>
          <draw:g>
            <draw:custom-shape draw:style-name="gr4" draw:text-style-name="P4" draw:layer="layout" svg:width="0.088cm" svg:height="0.65cm" svg:x="4.354cm" svg:y="13.45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0.088cm" svg:height="0.65cm" draw:transform="rotate (1.5707963267949) translate (4.073cm 13.827cm)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5" draw:text-style-name="P5" draw:layer="layout" svg:width="1.582cm" svg:height="2.018cm" svg:x="10.731cm" svg:y="12.73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5" draw:layer="layout" svg:width="1.917cm" svg:height="0.433cm" svg:x="10.563cm" svg:y="12.58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5" draw:layer="layout" svg:width="0.575cm" svg:height="0.144cm" svg:x="11.234cm" svg:y="12.44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8" draw:text-style-name="P6" draw:layer="layout" svg:width="1.581cm" svg:height="2.018cm" svg:x="10.648cm" svg:y="12.64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" draw:text-style-name="P6" draw:layer="layout" svg:width="1.917cm" svg:height="0.433cm" svg:x="10.48cm" svg:y="12.50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6" draw:layer="layout" svg:width="0.575cm" svg:height="0.144cm" svg:x="11.151cm" svg:y="12.3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11" draw:text-style-name="P5" draw:layer="layout" svg:width="0.125cm" svg:height="1.083cm" svg:x="11.001cm" svg:y="13.2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5" draw:layer="layout" svg:width="0.125cm" svg:height="1.083cm" svg:x="11.376cm" svg:y="13.2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5" draw:layer="layout" svg:width="0.125cm" svg:height="1.083cm" svg:x="11.751cm" svg:y="13.2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g>
            <draw:custom-shape draw:style-name="gr12" draw:text-style-name="P5" draw:layer="layout" svg:width="1.911cm" svg:height="2.281cm" svg:x="7.029cm" svg:y="12.674cm">
              <text:p/>
              <draw:enhanced-geometry svg:viewBox="0 0 21600 21600" draw:type="rectangle" draw:enhanced-path="M 0 0 L 21600 0 21600 21600 0 21600 0 0 Z N"/>
            </draw:custom-shape>
            <draw:polygon draw:style-name="gr13" draw:text-style-name="P5" draw:layer="layout" svg:width="1.146cm" svg:height="0.66cm" svg:x="7.411cm" svg:y="12.244cm" svg:viewBox="0 0 1147 661" draw:points="0,661 0,235 324,235 324,0 822,0 822,235 1147,235 1147,661">
              <text:p/>
            </draw:polygon>
          </draw:g>
          <draw:g>
            <draw:custom-shape draw:style-name="gr14" draw:text-style-name="P6" draw:layer="layout" svg:width="1.911cm" svg:height="2.281cm" svg:x="6.94cm" svg:y="12.585cm">
              <text:p/>
              <draw:enhanced-geometry svg:viewBox="0 0 21600 21600" draw:type="rectangle" draw:enhanced-path="M 0 0 L 21600 0 21600 21600 0 21600 0 0 Z N"/>
            </draw:custom-shape>
            <draw:polygon draw:style-name="gr15" draw:text-style-name="P5" draw:layer="layout" svg:width="1.146cm" svg:height="0.66cm" svg:x="7.322cm" svg:y="12.155cm" svg:viewBox="0 0 1147 661" draw:points="0,661 0,235 324,235 324,0 822,0 822,235 1147,235 1147,661">
              <text:p/>
            </draw:polygon>
          </draw:g>
          <draw:g>
            <draw:g>
              <draw:polygon draw:style-name="gr1" draw:text-style-name="P1" draw:layer="layout" svg:width="0.908cm" svg:height="1.252cm" svg:x="7.709cm" svg:y="13.358cm" svg:viewBox="0 0 909 1253" draw:points="0,1253 0,3 579,0 909,243 909,1253">
                <text:p/>
              </draw:polygon>
              <draw:polygon draw:style-name="gr3" draw:text-style-name="P3" draw:layer="layout" svg:width="0.908cm" svg:height="1.252cm" svg:x="7.631cm" svg:y="13.28cm" svg:viewBox="0 0 909 1253" draw:points="0,1253 0,3 579,0 909,243 909,1253">
                <text:p/>
              </draw:polygon>
            </draw:g>
            <draw:g>
              <draw:custom-shape draw:style-name="gr16" draw:text-style-name="P4" draw:layer="layout" svg:width="0.053cm" svg:height="0.391cm" svg:x="8.054cm" svg:y="13.73cm">
                <text:p/>
                <draw:enhanced-geometry svg:viewBox="0 0 21600 21600" draw:type="rectangle" draw:enhanced-path="M 0 0 L 21600 0 21600 21600 0 21600 0 0 Z N"/>
              </draw:custom-shape>
              <draw:custom-shape draw:style-name="gr17" draw:text-style-name="P4" draw:layer="layout" svg:width="0.054cm" svg:height="0.389cm" draw:transform="rotate (1.5707963267949) translate (7.886cm 13.952cm)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g>
            <draw:custom-shape draw:style-name="gr18" draw:text-style-name="P5" draw:layer="layout" svg:width="5.344cm" svg:height="6.379cm" svg:x="2.666cm" svg:y="3.511cm">
              <text:p/>
              <draw:enhanced-geometry svg:viewBox="0 0 21600 21600" draw:type="rectangle" draw:enhanced-path="M 0 0 L 21600 0 21600 21600 0 21600 0 0 Z N"/>
            </draw:custom-shape>
            <draw:polygon draw:style-name="gr13" draw:text-style-name="P5" draw:layer="layout" svg:width="3.207cm" svg:height="1.847cm" svg:x="3.734cm" svg:y="2.309cm" svg:viewBox="0 0 3208 1848" draw:points="0,1848 0,657 906,657 906,0 2299,0 2299,657 3208,657 3208,1848">
              <text:p/>
            </draw:polygon>
          </draw:g>
          <draw:g>
            <draw:custom-shape draw:style-name="gr19" draw:text-style-name="P6" draw:layer="layout" svg:width="5.344cm" svg:height="6.379cm" svg:x="2.417cm" svg:y="3.262cm">
              <text:p/>
              <draw:enhanced-geometry svg:viewBox="0 0 21600 21600" draw:type="rectangle" draw:enhanced-path="M 0 0 L 21600 0 21600 21600 0 21600 0 0 Z N"/>
            </draw:custom-shape>
            <draw:polygon draw:style-name="gr15" draw:text-style-name="P5" draw:layer="layout" svg:width="3.207cm" svg:height="1.847cm" svg:x="3.485cm" svg:y="2.06cm" svg:viewBox="0 0 3208 1848" draw:points="0,1848 0,657 906,657 906,0 2299,0 2299,657 3208,657 3208,1848">
              <text:p/>
            </draw:polygon>
          </draw:g>
          <draw:g>
            <draw:g>
              <draw:polygon draw:style-name="gr1" draw:text-style-name="P1" draw:layer="layout" svg:width="1.862cm" svg:height="2.465cm" svg:x="4.404cm" svg:y="5.944cm" svg:viewBox="0 0 1863 2466" draw:points="0,2466 0,6 1187,0 1863,479 1863,2466">
                <text:p/>
              </draw:polygon>
              <draw:g>
                <draw:polygon draw:style-name="gr3" draw:text-style-name="P3" draw:layer="layout" svg:width="1.862cm" svg:height="2.465cm" svg:x="4.25cm" svg:y="5.79cm" svg:viewBox="0 0 1863 2466" draw:points="0,2466 0,6 1187,0 1863,479 1863,2466">
                  <text:p/>
                </draw:polygon>
                <draw:custom-shape draw:style-name="gr20" draw:text-style-name="P7" draw:layer="layout" svg:width="0.902cm" svg:height="0.154cm" svg:x="4.407cm" svg:y="6.30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1" draw:text-style-name="P7" draw:layer="layout" svg:width="1.488cm" svg:height="0.154cm" svg:x="4.407cm" svg:y="6.664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1" draw:text-style-name="P7" draw:layer="layout" svg:width="1.488cm" svg:height="0.156cm" svg:x="4.407cm" svg:y="6.97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1" draw:text-style-name="P7" draw:layer="layout" svg:width="1.488cm" svg:height="0.155cm" svg:x="4.407cm" svg:y="7.588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0" draw:text-style-name="P7" draw:layer="layout" svg:width="0.902cm" svg:height="0.153cm" svg:x="4.407cm" svg:y="7.281cm">
                  <text:p/>
                  <draw:enhanced-geometry svg:viewBox="0 0 21600 21600" draw:type="rectangle" draw:enhanced-path="M 0 0 L 21600 0 21600 21600 0 21600 0 0 Z N"/>
                </draw:custom-shape>
              </draw:g>
            </draw:g>
            <draw:g>
              <draw:polygon draw:style-name="gr1" draw:text-style-name="P1" draw:layer="layout" svg:width="1.862cm" svg:height="2.465cm" svg:x="5.364cm" svg:y="6.664cm" svg:viewBox="0 0 1863 2466" draw:points="0,2466 0,6 1187,0 1863,479 1863,2466">
                <text:p/>
              </draw:polygon>
              <draw:g>
                <draw:polygon draw:style-name="gr3" draw:text-style-name="P3" draw:layer="layout" svg:width="1.862cm" svg:height="2.465cm" svg:x="5.205cm" svg:y="6.509cm" svg:viewBox="0 0 1863 2466" draw:points="0,2466 0,6 1187,0 1863,479 1863,2466">
                  <text:p/>
                </draw:polygon>
                <draw:custom-shape draw:style-name="gr22" draw:text-style-name="P8" draw:layer="layout" svg:width="0.636cm" svg:height="0.616cm" svg:x="6.211cm" svg:y="7.64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3" draw:text-style-name="P9" draw:layer="layout" svg:width="0.531cm" svg:height="0.513cm" svg:x="5.575cm" svg:y="7.075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24" draw:text-style-name="P10" draw:layer="layout" svg:width="0.798cm" svg:height="0.617cm" svg:x="5.468cm" svg:y="7.897cm">
                  <text:p/>
  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</draw:g>
            </draw:g>
          </draw:g>
        </draw:g>
        <draw:custom-shape draw:style-name="gr11" draw:text-style-name="P5" draw:layer="layout" svg:width="0.125cm" svg:height="1.083cm" svg:x="11.751cm" svg:y="13.014cm">
          <text:p/>
          <draw:enhanced-geometry svg:viewBox="0 0 21600 21600" draw:type="rectangle" draw:enhanced-path="M 0 0 L 21600 0 21600 21600 0 21600 0 0 Z N"/>
        </draw:custom-shape>
        <draw:g>
          <draw:g>
            <draw:polygon draw:style-name="gr1" draw:text-style-name="P1" draw:layer="layout" svg:width="1.624cm" svg:height="2.253cm" svg:x="13.919cm" svg:y="12.496cm" svg:viewBox="0 0 1625 2254" draw:points="0,2254 0,5 1035,0 1625,438 1625,2254">
              <text:p/>
            </draw:polygon>
            <draw:polygon draw:style-name="gr3" draw:text-style-name="P3" draw:layer="layout" svg:width="1.624cm" svg:height="2.253cm" svg:x="13.78cm" svg:y="12.36cm" svg:viewBox="0 0 1625 2254" draw:points="0,2254 0,5 1035,0 1625,438 1625,2254">
              <text:p/>
            </draw:polygon>
          </draw:g>
          <draw:g>
            <draw:polygon draw:style-name="gr25" draw:text-style-name="P2" draw:layer="layout" svg:width="1.835cm" svg:height="0.245cm" draw:transform="skewX (-0.207519648062126) rotate (0.739496004069997) translate (14.4618420793633cm 13.8043258495415cm)" svg:viewBox="0 0 1836 246" draw:points="381,246 0,116 384,0 1836,0 1833,246">
              <text:p/>
            </draw:polygon>
          </draw:g>
          <draw:g>
            <draw:polygon draw:style-name="gr26" draw:text-style-name="P3" draw:layer="layout" svg:width="1.835cm" svg:height="0.245cm" draw:transform="skewX (-0.207519648062126) rotate (0.739496004069997) translate (14.4618420793633cm 13.6449925162082cm)" svg:viewBox="0 0 1836 246" draw:points="381,246 0,116 384,0 1836,0 1833,246">
              <text:p/>
            </draw:polygon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3T00:40:08.856000000</meta:creation-date>
    <dc:date>2017-06-25T22:21:03.080000000</dc:date>
    <meta:editing-duration>PT37M1S</meta:editing-duration>
    <meta:editing-cycles>9</meta:editing-cycles>
    <meta:generator>LibreOffice/5.2.7.2$Windows_x86 LibreOffice_project/2b7f1e640c46ceb28adf43ee075a6e8b8439ed10</meta:generator>
    <meta:document-statistic meta:object-count="70"/>
  </office:meta>
</office:document-meta>
</file>